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11" style:parent-style-name="Absatz-Standardschriftart" style:family="text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T24" style:parent-style-name="Absatz-Standardschriftart" style:family="text">
      <style:text-properties style:font-name="Trebuchet MS" fo:font-size="10.5pt" style:font-size-asian="10.5pt" fo:language="en" fo:country="US"/>
    </style:style>
    <style:style style:name="T25" style:parent-style-name="Absatz-Standardschriftart" style:family="text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T31" style:parent-style-name="Absatz-Standardschriftart" style:family="text">
      <style:text-properties fo:language="en" fo:country="US"/>
    </style:style>
    <style:style style:name="T32" style:parent-style-name="Absatz-Standardschriftart" style:family="text">
      <style:text-properties style:font-name="Trebuchet MS" fo:language="en" fo:country="US"/>
    </style:style>
    <style:style style:name="T33" style:parent-style-name="Absatz-Standardschriftart" style:family="text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T52" style:parent-style-name="Absatz-Standardschriftart" style:family="text">
      <style:text-properties style:font-name="Trebuchet MS" fo:language="en" fo:country="US"/>
    </style:style>
    <style:style style:name="T53" style:parent-style-name="Absatz-Standardschriftart" style:family="text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T57" style:parent-style-name="Absatz-Standardschriftart" style:family="text">
      <style:text-properties style:font-name="Trebuchet MS" fo:language="en" fo:country="US"/>
    </style:style>
    <style:style style:name="T58" style:parent-style-name="Absatz-Standardschriftart" style:family="text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T61" style:parent-style-name="Absatz-Standardschriftart" style:family="text">
      <style:text-properties style:font-name="Trebuchet MS" fo:language="en" fo:country="US"/>
    </style:style>
    <style:style style:name="T62" style:parent-style-name="Absatz-Standardschriftart" style:family="text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font-size="10.5pt" style:font-size-asian="10.5pt" fo:language="es" fo:country="ES"/>
    </style:style>
    <style:style style:name="P80" style:parent-style-name="Standard" style:family="paragraph">
      <style:text-properties fo:font-size="10.5pt" style:font-size-asian="10.5pt" fo:language="es" fo:country="ES"/>
    </style:style>
    <style:style style:name="P81" style:parent-style-name="Standard" style:family="paragraph">
      <style:text-properties fo:font-size="10.5pt" style:font-size-asian="10.5pt" fo:language="es" fo:country="ES"/>
    </style:style>
    <style:style style:name="P82" style:parent-style-name="Standard" style:family="paragraph">
      <style:text-properties fo:font-size="10.5pt" style:font-size-asian="10.5pt" fo:language="es" fo:country="ES"/>
    </style:style>
    <style:style style:name="P83" style:parent-style-name="Standard" style:family="paragraph">
      <style:text-properties fo:font-size="10.5pt" style:font-size-asian="10.5pt" fo:language="es" fo:country="ES"/>
    </style:style>
    <style:style style:name="P84" style:parent-style-name="Standard" style:family="paragraph">
      <style:text-properties fo:font-size="10.5pt" style:font-size-asian="10.5pt" fo:language="es" fo:country="ES"/>
    </style:style>
    <style:style style:name="P85" style:parent-style-name="Standard" style:family="paragraph">
      <style:text-properties fo:language="es" fo:country="ES"/>
    </style:style>
    <style:style style:name="P86" style:parent-style-name="Standard" style:family="paragraph">
      <style:text-properties fo:language="es" fo:country="ES"/>
    </style:style>
    <style:style style:name="P87" style:parent-style-name="Standard" style:family="paragraph">
      <style:text-properties fo:language="es" fo:country="ES"/>
    </style:style>
    <style:style style:name="P88" style:parent-style-name="Standard" style:family="paragraph">
      <style:text-properties fo:language="es" fo:country="ES"/>
    </style:style>
    <style:style style:name="P89" style:parent-style-name="Standard" style:family="paragraph">
      <style:text-properties fo:language="es" fo:country="ES"/>
    </style:style>
    <style:style style:name="P90" style:parent-style-name="Standard" style:family="paragraph">
      <style:text-properties fo:language="es" fo:country="ES"/>
    </style:style>
    <style:style style:name="P91" style:parent-style-name="Standard" style:family="paragraph">
      <style:text-properties fo:language="es" fo:country="E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font-size="10.5pt" style:font-size-asian="10.5pt" fo:language="en" fo:country="US"/>
    </style:style>
    <style:style style:name="P122" style:parent-style-name="Standard" style:family="paragraph">
      <style:text-properties fo:font-size="10.5pt" style:font-size-asian="10.5pt" fo:language="en" fo:country="US"/>
    </style:style>
    <style:style style:name="P123" style:parent-style-name="Standard" style:family="paragraph">
      <style:text-properties fo:font-size="10.5pt" style:font-size-asian="10.5pt" fo:language="en" fo:country="US"/>
    </style:style>
    <style:style style:name="P124" style:parent-style-name="Standard" style:family="paragraph">
      <style:text-properties fo:font-size="10.5pt" style:font-size-asian="10.5pt" fo:language="en" fo:country="US"/>
    </style:style>
    <style:style style:name="P125" style:parent-style-name="Standard" style:family="paragraph">
      <style:text-properties fo:font-size="10.5pt" style:font-size-asian="10.5pt" fo:language="en" fo:country="US"/>
    </style:style>
    <style:style style:name="P126" style:parent-style-name="Standard" style:family="paragraph">
      <style:text-properties fo:font-size="10.5pt" style:font-size-asian="10.5pt" fo:language="en" fo:country="US"/>
    </style:style>
    <style:style style:name="P127" style:parent-style-name="Standard" style:family="paragraph">
      <style:text-properties fo:font-size="10.5pt" style:font-size-asian="10.5pt" fo:language="en" fo:country="US"/>
    </style:style>
    <style:style style:name="P128" style:parent-style-name="Standard" style:family="paragraph">
      <style:text-properties fo:font-size="10.5pt" style:font-size-asian="10.5pt" fo:language="en" fo:country="US"/>
    </style:style>
    <style:style style:name="P129" style:parent-style-name="Standard" style:family="paragraph">
      <style:text-properties fo:font-size="10.5pt" style:font-size-asian="10.5pt" fo:language="en" fo:country="US"/>
    </style:style>
    <style:style style:name="P130" style:parent-style-name="Standard" style:family="paragraph">
      <style:text-properties fo:font-size="10.5pt" style:font-size-asian="10.5pt" fo:language="en" fo:country="US"/>
    </style:style>
    <style:style style:name="P131" style:parent-style-name="Standard" style:family="paragraph">
      <style:text-properties fo:font-size="10.5pt" style:font-size-asian="10.5pt" fo:language="en" fo:country="US"/>
    </style:style>
    <style:style style:name="P132" style:parent-style-name="Standard" style:family="paragraph">
      <style:text-properties fo:font-size="10.5pt" style:font-size-asian="10.5pt" fo:language="en" fo:country="US"/>
    </style:style>
    <style:style style:name="P133" style:parent-style-name="Standard" style:family="paragraph">
      <style:text-properties fo:font-size="10.5pt" style:font-size-asian="10.5pt" fo:language="en" fo:country="US"/>
    </style:style>
    <style:style style:name="P134" style:parent-style-name="Standard" style:family="paragraph">
      <style:text-properties fo:font-size="10.5pt" style:font-size-asian="10.5pt" fo:language="en" fo:country="US"/>
    </style:style>
    <style:style style:name="P135" style:parent-style-name="Standard" style:family="paragraph">
      <style:text-properties fo:font-size="10.5pt" style:font-size-asian="10.5pt" fo:language="en" fo:country="US"/>
    </style:style>
    <style:style style:name="P136" style:parent-style-name="Standard" style:family="paragraph">
      <style:text-properties fo:font-size="10.5pt" style:font-size-asian="10.5pt" fo:language="en" fo:country="US"/>
    </style:style>
    <style:style style:name="P137" style:parent-style-name="Standard" style:family="paragraph">
      <style:text-properties fo:font-size="10.5pt" style:font-size-asian="10.5pt" fo:language="en" fo:country="US"/>
    </style:style>
    <style:style style:name="P138" style:parent-style-name="Standard" style:family="paragraph">
      <style:text-properties fo:font-size="10.5pt" style:font-size-asian="10.5pt" fo:language="en" fo:country="US"/>
    </style:style>
    <style:style style:name="P139" style:parent-style-name="Standard" style:family="paragraph">
      <style:text-properties fo:font-size="10.5pt" style:font-size-asian="10.5pt" fo:language="en" fo:country="US"/>
    </style:style>
    <style:style style:name="P140" style:parent-style-name="Standard" style:family="paragraph">
      <style:text-properties fo:font-size="10.5pt" style:font-size-asian="10.5pt" fo:language="en" fo:country="US"/>
    </style:style>
    <style:style style:name="P141" style:parent-style-name="Standard" style:family="paragraph">
      <style:text-properties fo:font-size="10.5pt" style:font-size-asian="10.5pt" fo:language="en" fo:country="US"/>
    </style:style>
    <style:style style:name="P142" style:parent-style-name="Standard" style:family="paragraph">
      <style:text-properties fo:font-size="10.5pt" style:font-size-asian="10.5pt" fo:language="en" fo:country="US"/>
    </style:style>
    <style:style style:name="P143" style:parent-style-name="Standard" style:family="paragraph">
      <style:text-properties fo:font-size="10.5pt" style:font-size-asian="10.5pt" fo:language="en" fo:country="US"/>
    </style:style>
    <style:style style:name="P144" style:parent-style-name="Standard" style:family="paragraph">
      <style:text-properties fo:font-size="10.5pt" style:font-size-asian="10.5pt" fo:language="en" fo:country="US"/>
    </style:style>
    <style:style style:name="P145" style:parent-style-name="Standard" style:family="paragraph">
      <style:text-properties fo:font-size="10.5pt" style:font-size-asian="10.5pt" fo:language="en" fo:country="US"/>
    </style:style>
    <style:style style:name="P146" style:parent-style-name="Standard" style:family="paragraph">
      <style:text-properties fo:font-size="10.5pt" style:font-size-asian="10.5pt" fo:language="en" fo:country="US"/>
    </style:style>
    <style:style style:name="P147" style:parent-style-name="Standard" style:family="paragraph">
      <style:text-properties fo:font-size="10.5pt" style:font-size-asian="10.5pt" fo:language="en" fo:country="US"/>
    </style:style>
    <style:style style:name="P148" style:parent-style-name="Standard" style:family="paragraph">
      <style:text-properties fo:font-size="10.5pt" style:font-size-asian="10.5pt" fo:language="en" fo:country="US"/>
    </style:style>
    <style:style style:name="P149" style:parent-style-name="Standard" style:family="paragraph">
      <style:text-properties fo:font-size="10.5pt" style:font-size-asian="10.5pt" fo:language="en" fo:country="US"/>
    </style:style>
    <style:style style:name="P150" style:parent-style-name="Standard" style:family="paragraph">
      <style:text-properties fo:font-size="10.5pt" style:font-size-asian="10.5pt" fo:language="en" fo:country="US"/>
    </style:style>
    <style:style style:name="P151" style:parent-style-name="Standard" style:family="paragraph">
      <style:text-properties fo:font-size="10.5pt" style:font-size-asian="10.5pt" fo:language="en" fo:country="US"/>
    </style:style>
    <style:style style:name="P152" style:parent-style-name="Standard" style:family="paragraph">
      <style:text-properties fo:font-size="10.5pt" style:font-size-asian="10.5pt" fo:language="en" fo:country="US"/>
    </style:style>
    <style:style style:name="P153" style:parent-style-name="Standard" style:family="paragraph">
      <style:text-properties fo:font-size="10.5pt" style:font-size-asian="10.5pt" fo:language="en" fo:country="US"/>
    </style:style>
    <style:style style:name="P154" style:parent-style-name="Standard" style:family="paragraph">
      <style:text-properties fo:font-size="10.5pt" style:font-size-asian="10.5pt" fo:language="en" fo:country="US"/>
    </style:style>
    <style:style style:name="P155" style:parent-style-name="Standard" style:family="paragraph">
      <style:text-properties fo:font-size="10.5pt" style:font-size-asian="10.5pt" fo:language="en" fo:country="US"/>
    </style:style>
    <style:style style:name="T156" style:parent-style-name="Absatz-Standardschriftart" style:family="text">
      <style:text-properties fo:font-size="10.5pt" style:font-size-asian="10.5pt" fo:language="en" fo:country="US"/>
    </style:style>
  </office:automatic-styles>
  <office:body>
    <office:text text:use-soft-page-breaks="true">
      <text:p text:style-name="P1">Click on your solution in the solution explorer and go to:</text:p>
      <text:p text:style-name="P2"/>
      <text:p text:style-name="P3">VIEW/Others Windows/Property Manager</text:p>
      <text:p text:style-name="P4"/>
      <text:p text:style-name="P5">Here we have a list of all projects<text:s/>in the solution.</text:p>
      <text:p text:style-name="P6">"Inside" each<text:s/>project,<text:s/>you see a list of all "named" configurations (MTrelease, etc.) in combination with a Platform (x64, Win32).</text:p>
      <text:p text:style-name="Standard"><text:span text:style-name="T7">"Inside" each of<text:s/></text:span><text:span text:style-name="T8">these combinations,</text:span><text:span text:style-name="T9"><text:s/>we see an<text:s/></text:span><text:span text:style-name="T10">ordered</text:span><text:span text:style-name="T11"><text:s/>list of "Property Sheet". Most of<text:s/></text:span><text:span text:style-name="T12">them</text:span><text:span text:style-name="T13"><text:s/>are "built-in"</text:span><text:span text:style-name="T14">, defined by MSVS, but the higher are user defined (created and added by the user). These user</text:span><text:span text:style-name="T15">-</text:span><text:span text:style-name="T16">defined Sheet</text:span><text:span text:style-name="T17">s</text:span><text:span text:style-name="T18"><text:s/>are very useful, because you save it once and you can add it to any other configuration. Now you will need to change only one file or Sheet, and th</text:span><text:span text:style-name="T19">e change will correctly propagate for all configuration.</text:span></text:p>
      <text:p text:style-name="P20"/>
      <text:p text:style-name="P21"/>
      <text:p text:style-name="P22">Here I use:</text:p>
      <text:p text:style-name="P23"/>
      <text:p text:style-name="Standard"><text:span text:style-name="T24">PlatfDependName.PropertySheet</text:span><text:span text:style-name="T25"><text:s/>: <text:s/>(C:\Prog\PlatfDependName.PropertySheet.props)</text:span></text:p>
      <text:p text:style-name="P26"/>
      <text:p text:style-name="P27">base for any other of my Sheet (all other inherit it). It define a Macro:</text:p>
      <text:p text:style-name="P28"><text:s/></text:p>
      <text:p text:style-name="P29"><text:s/>PlatfDependNameMod: <text:s text:c="5"/>_VC$(PlatformToolset)_$(Configuration)_$(Platform)</text:p>
      <text:p text:style-name="P30"/>
      <text:p text:style-name="Standard"><text:span text:style-name="T31">it aims to<text:s/></text:span><text:span text:style-name="T32">Mod</text:span><text:span text:style-name="T33">ify the output file name (the final result of the compilation), making it unique for each possible configuration. For example:</text:span></text:p>
      <text:p text:style-name="P34"/>
      <text:p text:style-name="P35">nana.C11_VCv120_MTrelease_x64.lib</text:p>
      <text:p text:style-name="P36"/>
      <text:p text:style-name="P37">Here:<text:tab/>nana.C11<text:tab/>- project<text:s/>name (modifiable),</text:p>
      <text:p text:style-name="P38"><text:tab/>_VC<text:tab/><text:tab/>- compiled using VC</text:p>
      <text:p text:style-name="P39"><text:tab/>v120<text:tab/><text:tab/>- ToolSet, that is, the compiler version. Here the one with come with VC2013</text:p>
      <text:p text:style-name="P40"><text:tab/>_MTrelease<text:tab/>- build configuration. Here Multi-threaded (/MT), static linked with the std</text:p>
      <text:p text:style-name="P41"><text:tab/><text:tab/><text:tab/><text:s text:c="2"/>cpp library and without debug information, optimized for release.</text:p>
      <text:p text:style-name="P42"><text:tab/>_x64<text:tab/><text:tab/>- the platform.</text:p>
      <text:p text:style-name="P43"/>
      <text:p text:style-name="P44">The pros are: the linker can pick the correct lib to link, and will compile potentially faster, because<text:s/>do not<text:s/>need to recompile all each time you just change the configuration.<text:s/>In addition, I keep some of<text:s/>the version of the .exe to compare it. The contra is that some file/dir get big, and you will need to decide not to put it under Git or at least not to<text:s/>send<text:s/>it to the remote repository.</text:p>
      <text:p text:style-name="P45">Key changed:</text:p>
      <text:p text:style-name="P46">Target Name:<text:s/><text:tab/><text:tab/><text:tab/>$(ProjectName)$(PlatfDependNameMod)</text:p>
      <text:p text:style-name="P47">Intermediate Directory:<text:s/><text:tab/>..\..\..\temp\$(ProjectName)\$(Configuration)\$(Platform)\</text:p>
      <text:p text:style-name="P48">Include Directories:<text:tab/><text:tab/>..\..\include;$(IncludePath)</text:p>
      <text:p text:style-name="P49">Source Directories:<text:tab/><text:tab/>..\..\scr;$(SourcePath)</text:p>
      <text:p text:style-name="P50"/>
      <text:p text:style-name="P51"/>
      <text:p text:style-name="Textbody"><text:span text:style-name="T52">Lib.PropertySheet: <text:s/></text:span><text:span text:style-name="T53"><text:s/>(C:\Prog\Lib.PropertySheet.props)</text:span></text:p>
      <text:p text:style-name="P54">Key changed:</text:p>
      <text:p text:style-name="P55">Output Directory:<text:tab/><text:tab/>..\..\lib\</text:p>
      <text:p text:style-name="P56"/>
      <text:p text:style-name="Standard"><text:span text:style-name="T57">Exe.PropertySheet.props</text:span><text:span text:style-name="T58"><text:tab/>C:\Prog\Exe.PropertySheet.props</text:span></text:p>
      <text:p text:style-name="P59">Key changed:</text:p>
      <text:p text:style-name="P60">Output Directory:<text:tab/><text:tab/>..\..\bin\</text:p>
      <text:p text:style-name="Standard"><text:span text:style-name="T61">Addnana.C11Lib.PropertySheet.props</text:span><text:span text:style-name="T62"><text:tab/>C:\Prog\ExtLib\Addnana.C11Lib.PropertySheet.props</text:span></text:p>
      <text:p text:style-name="P63">Key changed:</text:p>
      <text:p text:style-name="P64">Include Directories:<text:tab/><text:tab/>..\..\..\ExtLib\Nana\Nana.Cpp11\include;$(IncludePath)</text:p>
      <text:p text:style-name="P65">Source<text:s/>Directories:<text:tab/><text:tab/>..\..\..\ExtLib\Nana\Nana.Cpp11\source;$(SourcePath)</text:p>
      <text:p text:style-name="P66">Library Directories:<text:tab/><text:tab/>..\..\..\ExtLib\Nana\lib;$(LibraryPath)</text:p>
      <text:p text:style-name="P67">Additional Dependencies<text:tab/>nana.C11$(PlatfDependNameMod).lib;%(AdditionalDependencies)</text:p>
      <text:p text:style-name="P68"/>
      <text:p text:style-name="P69">C:\Prog\ThDySec\AddThDySevLib.PropertySheet.props</text:p>
      <text:p text:style-name="P70">Key changed:</text:p>
      <text:p text:style-name="P71">Source Directories:<text:tab/><text:tab/>..\..\scr\ThDySec;..\..\scr\ThDy_programs;$(SourcePath)</text:p>
      <text:p text:style-name="P72">Library Directories:<text:tab/><text:tab/>..\..\lib;$(LibraryPath)</text:p>
      <text:p text:style-name="P73">Additional Dependencies<text:tab/>ThDySec$(PlatfDependNameMod).lib;ThDy_programs$(PlatfDependNameMod).lib;%(AdditionalDependencies)</text:p>
      <text:p text:style-name="P74"/>
      <text:p text:style-name="P75"/>
      <text:p text:style-name="P76"/>
      <text:p text:style-name="P77"/>
      <text:p text:style-name="P78"/>
      <text:p text:style-name="P79">La solución tiene un juego de config.</text:p>
      <text:p text:style-name="P80">Cada project tiene un juego de config. que se puede editar.</text:p>
      <text:p text:style-name="P81">En el nombre de la config estoy poniendo el tipo de link (MD-dynamic, MT-static), release or debbug,<text:s/>y el ToolSet (version del compilador)</text:p>
      <text:p text:style-name="P82">A cada projecto pener un dir temp y otro de bin.</text:p>
      <text:p text:style-name="P83">Ajustar los nombres del output y poner las lib de que depende.</text:p>
      <text:p text:style-name="P84"/>
      <text:p text:style-name="P85"/>
      <text:p text:style-name="P86">Temporales de mis projects <text:s text:c="3"/>(exe &amp; lib) <text:s text:c="2"/>estan en C:\Prog\temp</text:p>
      <text:p text:style-name="P87">Temporales de ExtLib (exe &amp; lib, NANA,etc.) estan en C:\Prog\ExtLib\temp</text:p>
      <text:p text:style-name="P88"/>
      <text:p text:style-name="P89">Proj de lib NANA esta en C:\Prog\ExtLib\Nana\Nana.Cpp11\build\vc2012</text:p>
      <text:p text:style-name="P90"><text:s text:c="2"/>su temp debe estar en: C:\Prog\ExtLib\temp\nana\Debug\x64</text:p>
      <text:p text:style-name="P91"/>
      <text:p text:style-name="P92">Revisar Config Prop --&gt; C/C++ --&gt; CodeGenerat --&gt; Run Time Lib: MD <text:s/>multi-treaded DLL (d)</text:p>
      <text:p text:style-name="P93"><text:s text:c="46"/>--&gt; <text:s text:c="14"/>MT <text:s/>multi-tread <text:s text:c="2"/>(static) (d)</text:p>
      <text:p text:style-name="P94"/>
      <text:p text:style-name="P95">For All configuration and all Platforms:</text:p>
      <text:p text:style-name="P96"/>
      <text:p text:style-name="P97"/>
      <text:p text:style-name="P98"/>
      <text:p text:style-name="P99"/>
      <text:p text:style-name="P100"/>
      <text:p text:style-name="P101">COnfiguration properties--&gt;General:</text:p>
      <text:p text:style-name="P102"/>
      <text:p text:style-name="P103">Output Directory:</text:p>
      <text:p text:style-name="P104">..\..\lib\</text:p>
      <text:p text:style-name="P105">..\..\bin\</text:p>
      <text:p text:style-name="P106"><text:s/></text:p>
      <text:p text:style-name="P107">Intermediate Directory:</text:p>
      <text:p text:style-name="P108">..\..\..\temp\$(ProjectName)\$(Configuration)\$(Platform)\</text:p>
      <text:p text:style-name="P109">..\..\..\..\temp\$(ProjectName)\$(Configuration)\$(Platform)\ <text:s text:c="3"/>// Para NANA</text:p>
      <text:p text:style-name="P110"/>
      <text:p text:style-name="P111">Target Name:</text:p>
      <text:p text:style-name="P112">$(ProjectName)_VC$(PlatformToolset)_$(Configuration)_$(Platform) <text:s text:c="2"/><text:tab/></text:p>
      <text:p text:style-name="P113"/>
      <text:p text:style-name="P114"/>
      <text:p text:style-name="P115"/>
      <text:p text:style-name="P116">COnfiguration properties--&gt;Debugging:</text:p>
      <text:p text:style-name="P117"/>
      <text:p text:style-name="P118">Command:</text:p>
      <text:p text:style-name="P119">$(TargetPath)</text:p>
      <text:p text:style-name="P120"/>
      <text:p text:style-name="P121">Working Directory:</text:p>
      <text:p text:style-name="P122"/>
      <text:p text:style-name="P123">$(ProjectDir)<text:tab/><text:tab/><text:tab/><text:tab/>// lib</text:p>
      <text:p text:style-name="P124"/>
      <text:p text:style-name="P125"/>
      <text:p text:style-name="P126"/>
      <text:p text:style-name="P127"/>
      <text:p text:style-name="P128">COnfiguration properties--&gt;VC++ Directories:</text:p>
      <text:p text:style-name="P129"/>
      <text:p text:style-name="P130">Include dir:</text:p>
      <text:p text:style-name="P131">..\..\include;..\..\..\ExtLib\Nana\Nana.Cpp11\include;$(IncludePath)</text:p>
      <text:p text:style-name="P132"/>
      <text:p text:style-name="P133">Lib dir:</text:p>
      <text:p text:style-name="P134">..\..\lib\;..\..\..\ExtLib\Nana\Nana.Cpp11\build\lib;$(LibraryPath)</text:p>
      <text:p text:style-name="P135"/>
      <text:p text:style-name="P136">Source Dir:</text:p>
      <text:p text:style-name="P137">..\..\..\ExtLib\Nana\Nana.Cpp11\source;..\..\scr\ThDySec;..\..\scr\ThDy_programs;$(SourcePath)</text:p>
      <text:p text:style-name="P138"/>
      <text:p text:style-name="P139"/>
      <text:p text:style-name="P140"/>
      <text:p text:style-name="P141">BORRADO POR SER "ADDITIONAL"</text:p>
      <text:p text:style-name="P142"/>
      <text:p text:style-name="P143">COnfiguration properties--&gt;Librarian / Linker<text:s/>--&gt;General:</text:p>
      <text:p text:style-name="P144"/>
      <text:p text:style-name="P145">Output File:</text:p>
      <text:p text:style-name="P146">$(OutDir)$(TargetName)$(TargetExt)</text:p>
      <text:p text:style-name="P147"/>
      <text:p text:style-name="P148">Add Link Dep:</text:p>
      <text:p text:style-name="P149">ThDySec_$(Configuration)_$(Platform).lib;ThDy_programs_$(Configuration)_$(Platform).lib;%(AdditionalDependencies)</text:p>
      <text:p text:style-name="P150">..\..\lib\VC$(PlatformToolset);..\..\..\ExtLib\Nana\nana.win32\build\bin\vc11;$(LibraryPath)</text:p>
      <text:p text:style-name="P151"/>
      <text:p text:style-name="P152"/>
      <text:p text:style-name="P153">..\..\..\ExtLib\Nana\Nana.Cpp11\build\lib;..\..\lib\</text:p>
      <text:p text:style-name="P154"/>
      <text:p text:style-name="P155">Output File</text:p>
      <text:p text:style-name="Standard"><text:span text:style-name="T156">$(OutDir)$(TargetName)$(TargetEx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paragraph-properties fo:text-align="justify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iel Vina</dc:creator>
    <meta:creation-date>2013-10-01T10:31:00Z</meta:creation-date>
    <dc:date>2016-04-22T08:23:00Z</dc:date>
    <meta:template xlink:href="Normal.dotm" xlink:type="simple"/>
    <meta:editing-cycles>4</meta:editing-cycles>
    <meta:editing-duration>PT0S</meta:editing-duration>
    <meta:document-statistic meta:page-count="1" meta:paragraph-count="10" meta:word-count="696" meta:character-count="5074" meta:row-count="36" meta:non-whitespace-character-count="4388"/>
  </office:meta>
</office:document-meta>
</file>